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6.5pt" style:font-size-asian="16.5pt" style:font-size-complex="16.5pt"/>
    </style:style>
    <style:style style:name="P15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6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at May 4, 2019 <text:span text:style-name="T1">5.5 miles</text:span></text:p>
      <text:p text:style-name="P13"><text:span text:style-name="T1">On a staionary recumbent bike set at level 12: </text:span>I did a 500 calorie ride in 49:30. <text:s/>Final heart rate 117 bpm, Average heart rate about 108 bpm.</text:p>
      <text:p text:style-name="P11">Warm down: <text:span text:style-name="T2">½ mile jog and walk home uphill. </text:span></text:p>
      <text:p text:style-name="P12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9125363885978457890" text:style-name="L1">
        <text:list-item>
          <text:list>
            <text:list-header>
              <text:p text:style-name="P18">1.25 miles at various paces on roads, 1.5 miles on the track at about</text:p>
              <text:p text:style-name="P18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4">Mon July 29, 2019 <text:span text:style-name="T1">4.3 miles</text:span></text:p>
      <text:p text:style-name="P14">I ran with our running group on the Greendale Cemetery 510 meter loop.</text:p>
      <text:p text:style-name="P15">Warmup: <text:span text:style-name="T2">1.3 miles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4, 2:34, 2:29, 2:30, 2:21</text:p>
      <text:p text:style-name="P15">Warm down:<text:span text:style-name="T2"> 510m jog</text:span></text:p>
      <text:p text:style-name="P16"/>
      <text:p text:style-name="P15"><text:span text:style-name="T2">Tues July 30, 2019 </text:span>no running</text:p>
      <text:p text:style-name="P16"/>
      <text:p text:style-name="P14">Wed July 31, 2019 <text:span text:style-name="T1">5 miles</text:span></text:p>
      <text:p text:style-name="P14">I ran with our running group on the Greendale Cemetery 510 meter loop.</text:p>
      <text:p text:style-name="P15">Warmup: <text:span text:style-name="T2">1 mile in 9:50, rest 2 minutes, 1 mile in 10:45, rest 7 minutes 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7, 2:29, 2:22, 2:24, 2:21</text:p>
      <text:p text:style-name="P15">Warm down:<text:span text:style-name="T2"> 510m jog</text:span></text:p>
      <text:p text:style-name="P16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7"><text:soft-page-break/>Sat Aug 3, 2019 <text:span text:style-name="T1">5.8 miles</text:span></text:p>
      <text:p text:style-name="P7">I ran with our running group in Greendale Cemetery. <text:s/></text:p>
      <text:p text:style-name="P8">Warmup: <text:s/><text:span text:style-name="T2">1.3 miles</text:span></text:p>
      <text:p text:style-name="P8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7"/>
      <text:p text:style-name="P8"><text:span text:style-name="T2">Sun Aug 4, 2019 </text:span>no running<text:span text:style-name="T2"> <text:s/></text:span></text:p>
      <text:p text:style-name="P7"/>
      <text:p text:style-name="P7">Mon Aug 5, 2019 <text:s/><text:span text:style-name="T1">6.9 miles</text:span></text:p>
      <text:p text:style-name="P7">In the morning I ran 1 mile on a hill with a 250 foot ascent and no descent.</text:p>
      <text:p text:style-name="P7">In the afternoon I ran with our running group on the Greendale Cemetery loop.</text:p>
      <text:p text:style-name="P7"><text:span text:style-name="T1">Warmup:</text:span> <text:s/>2.25 miles and rest about 8 minutes</text:p>
      <text:p text:style-name="P7"><text:span text:style-name="T1">Runs and my times:</text:span> </text:p>
      <text:p text:style-name="P7">1x255 m (½ loop = 255 m), 74s </text:p>
      <text:p text:style-name="P7">1x510 m (1 loop = 510 m), <text:s/>2:34 </text:p>
      <text:p text:style-name="P7">1x765 m (1.5 loops =765 m), 4:00</text:p>
      <text:p text:style-name="P7">1x765 m, 3:41 </text:p>
      <text:p text:style-name="P7">1x510 m, 2:21 </text:p>
      <text:p text:style-name="P7">1x255 m, 62s</text:p>
      <text:p text:style-name="P7">We jogged about 255m between the runs.</text:p>
      <text:p text:style-name="P7"><text:span text:style-name="T1">Warm down: </text:span>700m</text:p>
      <text:p text:style-name="P7"/>
      <text:p text:style-name="P7">Tues Aug 6, 2019 <text:span text:style-name="T1">4 miles</text:span></text:p>
      <text:p text:style-name="P7">I ran 4 miles on hilly roads and averaged 9:40/mi.</text:p>
      <text:p text:style-name="P7"/>
      <text:p text:style-name="P7">Wed Aug 7, 2019 <text:s/><text:span text:style-name="T1">5 miles</text:span></text:p>
      <text:p text:style-name="P7">I ran with our running group on the Greendale Cemetery loop.</text:p>
      <text:p text:style-name="P7"><text:span text:style-name="T1">Warmup:</text:span> <text:s/>2.5 miles including 200m in 55s</text:p>
      <text:p text:style-name="P7"><text:span text:style-name="T1">Runs and my times:</text:span> </text:p>
      <text:p text:style-name="P7">1x255 m (½ loop = 255 m), 67s </text:p>
      <text:p text:style-name="P7">1x510 m (1 loop = 510 m), <text:s/>2:26 </text:p>
      <text:p text:style-name="P7">1x765 m (1.5 loops =765 m), 3:50</text:p>
      <text:p text:style-name="P7">We jogged about 255m after each run.</text:p>
      <text:p text:style-name="P7"><text:span text:style-name="T1">Warm down: </text:span>1.25 miles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07T22:31:01.52</dc:date>
    <dc:creator>James  Lombardi</dc:creator>
    <meta:editing-duration>PT14H44M31S</meta:editing-duration>
    <meta:editing-cycles>67</meta:editing-cycles>
    <meta:generator>OpenOffice/4.1.2$Win32 OpenOffice.org_project/412m3$Build-9782</meta:generator>
    <meta:document-statistic meta:table-count="0" meta:image-count="0" meta:object-count="0" meta:page-count="14" meta:paragraph-count="358" meta:word-count="3758" meta:character-count="18683"/>
  </office:meta>
</office:document-meta>
</file>